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466cm" svg:height="7.012cm" svg:x="18.163cm" svg:y="0.1cm">
            <draw:object draw:notify-on-update-of-ranges="Sheet1.A1:Sheet1.A1 Sheet1.A2:Sheet1.A54 Sheet1.D1:Sheet1.D1 Sheet1.D2:Sheet1.D54 Sheet1.F1:Sheet1.F1 Sheet1.F2:Sheet1.F54 Sheet1.H1:Sheet1.H1 Sheet1.H2:Sheet1.H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End of</text:p>
            <text:p>Year</text:p>
          </table:table-cell>
          <table:table-cell table:style-name="ce1" office:value-type="string" calcext:value-type="string">
            <text:p># of</text:p>
            <text:p>REITs</text:p>
          </table:table-cell>
          <table:table-cell table:style-name="ce1" office:value-type="string" calcext:value-type="string">
            <text:p>Market</text:p>
            <text:p>Capitalization</text:p>
          </table:table-cell>
          <table:table-cell table:number-columns-repeated="2" table:style-name="ce4" office:value-type="string" calcext:value-type="string">
            <text:p>Equity REITs</text:p>
          </table:table-cell>
          <table:table-cell table:number-columns-repeated="2" table:style-name="ce4" office:value-type="string" calcext:value-type="string">
            <text:p>Mortgage REITs</text:p>
          </table:table-cell>
          <table:table-cell table:number-columns-repeated="2" table:style-name="ce4" office:value-type="string" calcext:value-type="string">
            <text:p>Hybrid REITs</text:p>
          </table:table-cell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94.3" calcext:value-type="float">
            <text:p>1494.3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570.8" calcext:value-type="float">
            <text:p>57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591.6" calcext:value-type="float">
            <text:p>592</text:p>
          </table:table-cell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80.9" calcext:value-type="float">
            <text:p>1880.9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377.3" calcext:value-type="float">
            <text:p>377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774.7" calcext:value-type="float">
            <text:p>775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728.9" calcext:value-type="float">
            <text:p>729</text:p>
          </table:table-cell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93.5" calcext:value-type="float">
            <text:p>1393.5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336" calcext:value-type="float">
            <text:p>336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517.3" calcext:value-type="float">
            <text:p>517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540.2" calcext:value-type="float">
            <text:p>540</text:p>
          </table:table-cell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12.4" calcext:value-type="float">
            <text:p>712.4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41.9" calcext:value-type="float">
            <text:p>24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38.8" calcext:value-type="float">
            <text:p>239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31.7" calcext:value-type="float">
            <text:p>232</text:p>
          </table:table-cell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99.7" calcext:value-type="float">
            <text:p>899.7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75.7" calcext:value-type="float">
            <text:p>276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312" calcext:value-type="float">
            <text:p>312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312" calcext:value-type="float">
            <text:p>312</text:p>
          </table:table-cell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409.6" calcext:value-type="float">
            <text:p>410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415.6" calcext:value-type="float">
            <text:p>416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482.8" calcext:value-type="float">
            <text:p>483</text:p>
          </table:table-cell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28.1" calcext:value-type="float">
            <text:p>1528.1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538.1" calcext:value-type="float">
            <text:p>53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98.3" calcext:value-type="float">
            <text:p>398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591.6" calcext:value-type="float">
            <text:p>592</text:p>
          </table:table-cell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12.4" calcext:value-type="float">
            <text:p>1412.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575.7" calcext:value-type="float">
            <text:p>576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40.3" calcext:value-type="float">
            <text:p>34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496.4" calcext:value-type="float">
            <text:p>496</text:p>
          </table:table-cell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54" calcext:value-type="float">
            <text:p>1754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743.6" calcext:value-type="float">
            <text:p>744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377.1" calcext:value-type="float">
            <text:p>377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633.3" calcext:value-type="float">
            <text:p>633</text:p>
          </table:table-cell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98.6" calcext:value-type="float">
            <text:p>2298.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942.2" calcext:value-type="float">
            <text:p>942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509.5" calcext:value-type="float">
            <text:p>51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846.8" calcext:value-type="float">
            <text:p>847</text:p>
          </table:table-cell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38.9" calcext:value-type="float">
            <text:p>2438.9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977.5" calcext:value-type="float">
            <text:p>978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541.3" calcext:value-type="float">
            <text:p>541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920.1" calcext:value-type="float">
            <text:p>920</text:p>
          </table:table-cell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98.6" calcext:value-type="float">
            <text:p>3298.6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1071.4" calcext:value-type="float">
            <text:p>1,071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133.4" calcext:value-type="float">
            <text:p>1,13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093.8" calcext:value-type="float">
            <text:p>1,094</text:p>
          </table:table-cell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57.2" calcext:value-type="float">
            <text:p>4257.2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1468.6" calcext:value-type="float">
            <text:p>1,469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460" calcext:value-type="float">
            <text:p>1,460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328.7" calcext:value-type="float">
            <text:p>1,329</text:p>
          </table:table-cell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085.3" calcext:value-type="float">
            <text:p>5085.3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1794.5" calcext:value-type="float">
            <text:p>1,795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801.3" calcext:value-type="float">
            <text:p>1,801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489.4" calcext:value-type="float">
            <text:p>1,489</text:p>
          </table:table-cell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float" office:value="3270.3" calcext:value-type="float">
            <text:p>3,270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162.4" calcext:value-type="float">
            <text:p>3,162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241.2" calcext:value-type="float">
            <text:p>1,241</text:p>
          </table:table-cell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923.6" calcext:value-type="float">
            <text:p>9923.6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336.1" calcext:value-type="float">
            <text:p>4,33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float" office:value="3625.8" calcext:value-type="float">
            <text:p>3,626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961.7" calcext:value-type="float">
            <text:p>1,962</text:p>
          </table:table-cell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702.4" calcext:value-type="float">
            <text:p>9702.4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4758.5" calcext:value-type="float">
            <text:p>4,759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float" office:value="3161.4" calcext:value-type="float">
            <text:p>3,161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782.4" calcext:value-type="float">
            <text:p>1,782</text:p>
          </table:table-cell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435.2" calcext:value-type="float">
            <text:p>11435.2</text:p>
          </table:table-cell>
          <table:table-cell table:style-name="ce3" office:value-type="float" office:value="56" calcext:value-type="float">
            <text:p>56</text:p>
          </table:table-cell>
          <table:table-cell table:style-name="ce5" office:value-type="float" office:value="6141.7" calcext:value-type="float">
            <text:p>6,142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3620.8" calcext:value-type="float">
            <text:p>3,621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672.6" calcext:value-type="float">
            <text:p>1,673</text:p>
          </table:table-cell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662.2" calcext:value-type="float">
            <text:p>11662.2</text:p>
          </table:table-cell>
          <table:table-cell table:style-name="ce3" office:value-type="float" office:value="56" calcext:value-type="float">
            <text:p>56</text:p>
          </table:table-cell>
          <table:table-cell table:style-name="ce5" office:value-type="float" office:value="6769.6" calcext:value-type="float">
            <text:p>6,770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3536.3" calcext:value-type="float">
            <text:p>3,536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356.3" calcext:value-type="float">
            <text:p>1,356</text:p>
          </table:table-cell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737.1" calcext:value-type="float">
            <text:p>8737.1</text:p>
          </table:table-cell>
          <table:table-cell table:style-name="ce3" office:value-type="float" office:value="58" calcext:value-type="float">
            <text:p>58</text:p>
          </table:table-cell>
          <table:table-cell table:style-name="ce5" office:value-type="float" office:value="5551.6" calcext:value-type="float">
            <text:p>5,552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float" office:value="2549.2" calcext:value-type="float">
            <text:p>2,54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636.3" calcext:value-type="float">
            <text:p>636</text:p>
          </table:table-cell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968.2" calcext:value-type="float">
            <text:p>12968.2</text:p>
          </table:table-cell>
          <table:table-cell table:style-name="ce3" office:value-type="float" office:value="86" calcext:value-type="float">
            <text:p>86</text:p>
          </table:table-cell>
          <table:table-cell table:style-name="ce5" office:value-type="float" office:value="8785.5" calcext:value-type="float">
            <text:p>8,786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2586.3" calcext:value-type="float">
            <text:p>2,586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1596.4" calcext:value-type="float">
            <text:p>1,596</text:p>
          </table:table-cell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912" calcext:value-type="float">
            <text:p>15912</text:p>
          </table:table-cell>
          <table:table-cell table:style-name="ce3" office:value-type="float" office:value="89" calcext:value-type="float">
            <text:p>89</text:p>
          </table:table-cell>
          <table:table-cell table:style-name="ce5" office:value-type="float" office:value="11171.1" calcext:value-type="float">
            <text:p>11,171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2772.8" calcext:value-type="float">
            <text:p>2,773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1968.1" calcext:value-type="float">
            <text:p>1,968</text:p>
          </table:table-cell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158.7" calcext:value-type="float">
            <text:p>32158.7</text:p>
          </table:table-cell>
          <table:table-cell table:style-name="ce3" office:value-type="float" office:value="135" calcext:value-type="float">
            <text:p>135</text:p>
          </table:table-cell>
          <table:table-cell table:style-name="ce5" office:value-type="float" office:value="26081.9" calcext:value-type="float">
            <text:p>26,082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398.5" calcext:value-type="float">
            <text:p>3,399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678.2" calcext:value-type="float">
            <text:p>2,678</text:p>
          </table:table-cell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4306" calcext:value-type="float">
            <text:p>44306</text:p>
          </table:table-cell>
          <table:table-cell table:style-name="ce3" office:value-type="float" office:value="175" calcext:value-type="float">
            <text:p>175</text:p>
          </table:table-cell>
          <table:table-cell table:style-name="ce5" office:value-type="float" office:value="38812" calcext:value-type="float">
            <text:p>38,812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float" office:value="2502.7" calcext:value-type="float">
            <text:p>2,503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991.3" calcext:value-type="float">
            <text:p>2,991</text:p>
          </table:table-cell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7541.3" calcext:value-type="float">
            <text:p>57541.3</text:p>
          </table:table-cell>
          <table:table-cell table:style-name="ce3" office:value-type="float" office:value="178" calcext:value-type="float">
            <text:p>178</text:p>
          </table:table-cell>
          <table:table-cell table:style-name="ce5" office:value-type="float" office:value="49913" calcext:value-type="float">
            <text:p>49,913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3395.4" calcext:value-type="float">
            <text:p>3,395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4232.9" calcext:value-type="float">
            <text:p>4,233</text:p>
          </table:table-cell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8776.3" calcext:value-type="float">
            <text:p>88776.3</text:p>
          </table:table-cell>
          <table:table-cell table:style-name="ce3" office:value-type="float" office:value="166" calcext:value-type="float">
            <text:p>166</text:p>
          </table:table-cell>
          <table:table-cell table:style-name="ce5" office:value-type="float" office:value="78302" calcext:value-type="float">
            <text:p>78,30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4778.6" calcext:value-type="float">
            <text:p>4,77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5695.8" calcext:value-type="float">
            <text:p>5,696</text:p>
          </table:table-cell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0533.8" calcext:value-type="float">
            <text:p>140533.8</text:p>
          </table:table-cell>
          <table:table-cell table:style-name="ce3" office:value-type="float" office:value="176" calcext:value-type="float">
            <text:p>176</text:p>
          </table:table-cell>
          <table:table-cell table:style-name="ce5" office:value-type="float" office:value="127825.3" calcext:value-type="float">
            <text:p>127,825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7370.3" calcext:value-type="float">
            <text:p>7,370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338.2" calcext:value-type="float">
            <text:p>5,338</text:p>
          </table:table-cell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8301.4" calcext:value-type="float">
            <text:p>138301.4</text:p>
          </table:table-cell>
          <table:table-cell table:style-name="ce3" office:value-type="float" office:value="173" calcext:value-type="float">
            <text:p>173</text:p>
          </table:table-cell>
          <table:table-cell table:style-name="ce5" office:value-type="float" office:value="126904.5" calcext:value-type="float">
            <text:p>126,905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6480.7" calcext:value-type="float">
            <text:p>6,48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4916.2" calcext:value-type="float">
            <text:p>4,916</text:p>
          </table:table-cell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4261.9" calcext:value-type="float">
            <text:p>124261.9</text:p>
          </table:table-cell>
          <table:table-cell table:style-name="ce3" office:value-type="float" office:value="167" calcext:value-type="float">
            <text:p>167</text:p>
          </table:table-cell>
          <table:table-cell table:style-name="ce5" office:value-type="float" office:value="118232.7" calcext:value-type="float">
            <text:p>118,233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float" office:value="4441.7" calcext:value-type="float">
            <text:p>4,442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87.5" calcext:value-type="float">
            <text:p>1,588</text:p>
          </table:table-cell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8715.4" calcext:value-type="float">
            <text:p>138715.4</text:p>
          </table:table-cell>
          <table:table-cell table:style-name="ce3" office:value-type="float" office:value="158" calcext:value-type="float">
            <text:p>158</text:p>
          </table:table-cell>
          <table:table-cell table:style-name="ce5" office:value-type="float" office:value="134431" calcext:value-type="float">
            <text:p>134,431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1632" calcext:value-type="float">
            <text:p>1,632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2652.4" calcext:value-type="float">
            <text:p>2,652</text:p>
          </table:table-cell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4898.6" calcext:value-type="float">
            <text:p>154898.6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47092.1" calcext:value-type="float">
            <text:p>147,092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3990.5" calcext:value-type="float">
            <text:p>3,99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3816" calcext:value-type="float">
            <text:p>3,816</text:p>
          </table:table-cell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1937.3" calcext:value-type="float">
            <text:p>161937.3</text:p>
          </table:table-cell>
          <table:table-cell table:style-name="ce3" office:value-type="float" office:value="149" calcext:value-type="float">
            <text:p>149</text:p>
          </table:table-cell>
          <table:table-cell table:style-name="ce5" office:value-type="float" office:value="151271.5" calcext:value-type="float">
            <text:p>151,27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7146.4" calcext:value-type="float">
            <text:p>7,146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519.4" calcext:value-type="float">
            <text:p>3,519</text:p>
          </table:table-cell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24211.9" calcext:value-type="float">
            <text:p>224211.9</text:p>
          </table:table-cell>
          <table:table-cell table:style-name="ce3" office:value-type="float" office:value="144" calcext:value-type="float">
            <text:p>144</text:p>
          </table:table-cell>
          <table:table-cell table:style-name="ce5" office:value-type="float" office:value="204800.4" calcext:value-type="float">
            <text:p>204,8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4186.5" calcext:value-type="float">
            <text:p>14,187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5225" calcext:value-type="float">
            <text:p>5,225</text:p>
          </table:table-cell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7894.7" calcext:value-type="float">
            <text:p>307894.7</text:p>
          </table:table-cell>
          <table:table-cell table:style-name="ce3" office:value-type="float" office:value="153" calcext:value-type="float">
            <text:p>153</text:p>
          </table:table-cell>
          <table:table-cell table:style-name="ce5" office:value-type="float" office:value="275291" calcext:value-type="float">
            <text:p>275,291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25964.3" calcext:value-type="float">
            <text:p>25,96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639.4" calcext:value-type="float">
            <text:p>6,639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30691.3" calcext:value-type="float">
            <text:p>330691.3</text:p>
          </table:table-cell>
          <table:table-cell table:style-name="ce3" office:value-type="float" office:value="152" calcext:value-type="float">
            <text:p>152</text:p>
          </table:table-cell>
          <table:table-cell table:style-name="ce5" office:value-type="float" office:value="301491" calcext:value-type="float">
            <text:p>301,491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float" office:value="23393.7" calcext:value-type="float">
            <text:p>23,39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5806.6" calcext:value-type="float">
            <text:p>5,807</text:p>
          </table:table-cell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38071.1" calcext:value-type="float">
            <text:p>438071.1</text:p>
          </table:table-cell>
          <table:table-cell table:style-name="ce3" office:value-type="float" office:value="138" calcext:value-type="float">
            <text:p>138</text:p>
          </table:table-cell>
          <table:table-cell table:style-name="ce5" office:value-type="float" office:value="400741.4" calcext:value-type="float">
            <text:p>400,741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float" office:value="29195.3" calcext:value-type="float">
            <text:p>29,19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8134.3" calcext:value-type="float">
            <text:p>8,134</text:p>
          </table:table-cell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2009" calcext:value-type="float">
            <text:p>312009</text:p>
          </table:table-cell>
          <table:table-cell table:style-name="ce3" office:value-type="float" office:value="118" calcext:value-type="float">
            <text:p>118</text:p>
          </table:table-cell>
          <table:table-cell table:style-name="ce5" office:value-type="float" office:value="288694.6" calcext:value-type="float">
            <text:p>288,695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float" office:value="19054.1" calcext:value-type="float">
            <text:p>19,05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260.3" calcext:value-type="float">
            <text:p>4,260</text:p>
          </table:table-cell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91651" calcext:value-type="float">
            <text:p>191651</text:p>
          </table:table-cell>
          <table:table-cell table:style-name="ce3" office:value-type="float" office:value="113" calcext:value-type="float">
            <text:p>113</text:p>
          </table:table-cell>
          <table:table-cell table:style-name="ce5" office:value-type="float" office:value="176237.7" calcext:value-type="float">
            <text:p>176,238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4280.5" calcext:value-type="float">
            <text:p>14,28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132.9" calcext:value-type="float">
            <text:p>1,133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71199.2" calcext:value-type="float">
            <text:p>271199.2</text:p>
          </table:table-cell>
          <table:table-cell table:style-name="ce3" office:value-type="float" office:value="115" calcext:value-type="float">
            <text:p>115</text:p>
          </table:table-cell>
          <table:table-cell table:style-name="ce5" office:value-type="float" office:value="248355.2" calcext:value-type="float">
            <text:p>248,355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2103.2" calcext:value-type="float">
            <text:p>22,10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740.8" calcext:value-type="float">
            <text:p>741</text:p>
          </table:table-cell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89295.4" calcext:value-type="float">
            <text:p>389295.4</text:p>
          </table:table-cell>
          <table:table-cell table:style-name="ce3" office:value-type="float" office:value="126" calcext:value-type="float">
            <text:p>126</text:p>
          </table:table-cell>
          <table:table-cell table:style-name="ce5" office:value-type="float" office:value="358908.2" calcext:value-type="float">
            <text:p>358,908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30387.2" calcext:value-type="float">
            <text:p>30,38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500.6" calcext:value-type="float">
            <text:p>450500.6</text:p>
          </table:table-cell>
          <table:table-cell table:style-name="ce3" office:value-type="float" office:value="130" calcext:value-type="float">
            <text:p>130</text:p>
          </table:table-cell>
          <table:table-cell table:style-name="ce5" office:value-type="float" office:value="407528.9" calcext:value-type="float">
            <text:p>407,52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42971.7" calcext:value-type="float">
            <text:p>42,972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3415.3" calcext:value-type="float">
            <text:p>603415.3</text:p>
          </table:table-cell>
          <table:table-cell table:style-name="ce3" office:value-type="float" office:value="139" calcext:value-type="float">
            <text:p>139</text:p>
          </table:table-cell>
          <table:table-cell table:style-name="ce5" office:value-type="float" office:value="544414.9" calcext:value-type="float">
            <text:p>544,415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59000.3" calcext:value-type="float">
            <text:p>59,000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70334.1" calcext:value-type="float">
            <text:p>670334.1</text:p>
          </table:table-cell>
          <table:table-cell table:style-name="ce3" office:value-type="float" office:value="161" calcext:value-type="float">
            <text:p>161</text:p>
          </table:table-cell>
          <table:table-cell table:style-name="ce5" office:value-type="float" office:value="608276.6" calcext:value-type="float">
            <text:p>608,277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2057.4" calcext:value-type="float">
            <text:p>62,05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07425.5" calcext:value-type="float">
            <text:p>907425.5</text:p>
          </table:table-cell>
          <table:table-cell table:style-name="ce3" office:value-type="float" office:value="177" calcext:value-type="float">
            <text:p>177</text:p>
          </table:table-cell>
          <table:table-cell table:style-name="ce5" office:value-type="float" office:value="846410.3" calcext:value-type="float">
            <text:p>846,410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float" office:value="61017.2" calcext:value-type="float">
            <text:p>61,01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8852" calcext:value-type="float">
            <text:p>938852</text:p>
          </table:table-cell>
          <table:table-cell table:style-name="ce3" office:value-type="float" office:value="182" calcext:value-type="float">
            <text:p>182</text:p>
          </table:table-cell>
          <table:table-cell table:style-name="ce5" office:value-type="float" office:value="886487.5" calcext:value-type="float">
            <text:p>886,488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52364.6" calcext:value-type="float">
            <text:p>52,365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18729.9" calcext:value-type="float">
            <text:p>1018729.9</text:p>
          </table:table-cell>
          <table:table-cell table:style-name="ce3" office:value-type="float" office:value="184" calcext:value-type="float">
            <text:p>184</text:p>
          </table:table-cell>
          <table:table-cell table:style-name="ce5" office:value-type="float" office:value="960192.8" calcext:value-type="float">
            <text:p>960,193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58537.1" calcext:value-type="float">
            <text:p>58,537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33697.6" calcext:value-type="float">
            <text:p>1133697.6</text:p>
          </table:table-cell>
          <table:table-cell table:style-name="ce3" office:value-type="float" office:value="181" calcext:value-type="float">
            <text:p>181</text:p>
          </table:table-cell>
          <table:table-cell table:style-name="ce5" office:value-type="float" office:value="1065947.7" calcext:value-type="float">
            <text:p>1,065,948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7749.9" calcext:value-type="float">
            <text:p>67,750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47641.3" calcext:value-type="float">
            <text:p>1047641.3</text:p>
          </table:table-cell>
          <table:table-cell table:style-name="ce3" office:value-type="float" office:value="186" calcext:value-type="float">
            <text:p>186</text:p>
          </table:table-cell>
          <table:table-cell table:style-name="ce5" office:value-type="float" office:value="980314.9" calcext:value-type="float">
            <text:p>980,315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67326.4" calcext:value-type="float">
            <text:p>67,326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28806.2" calcext:value-type="float">
            <text:p>1328806.2</text:p>
          </table:table-cell>
          <table:table-cell table:style-name="ce3" office:value-type="float" office:value="179" calcext:value-type="float">
            <text:p>179</text:p>
          </table:table-cell>
          <table:table-cell table:style-name="ce5" office:value-type="float" office:value="1245878.3" calcext:value-type="float">
            <text:p>1,245,878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float" office:value="82927.8" calcext:value-type="float">
            <text:p>82,928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49186.3" calcext:value-type="float">
            <text:p>1249186.3</text:p>
          </table:table-cell>
          <table:table-cell table:style-name="ce3" office:value-type="float" office:value="182" calcext:value-type="float">
            <text:p>182</text:p>
          </table:table-cell>
          <table:table-cell table:style-name="ce5" office:value-type="float" office:value="1184150.2" calcext:value-type="float">
            <text:p>1,184,150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float" office:value="65036.1" calcext:value-type="float">
            <text:p>65,036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40277.3" calcext:value-type="float">
            <text:p>1740277.3</text:p>
          </table:table-cell>
          <table:table-cell table:style-name="ce3" office:value-type="float" office:value="175" calcext:value-type="float">
            <text:p>175</text:p>
          </table:table-cell>
          <table:table-cell table:style-name="ce5" office:value-type="float" office:value="1664523.5" calcext:value-type="float">
            <text:p>1,664,524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float" office:value="75753.8" calcext:value-type="float">
            <text:p>75,754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70683.7" calcext:value-type="float">
            <text:p>1270683.7</text:p>
          </table:table-cell>
          <table:table-cell table:style-name="ce3" office:value-type="float" office:value="162" calcext:value-type="float">
            <text:p>162</text:p>
          </table:table-cell>
          <table:table-cell table:style-name="ce5" office:value-type="float" office:value="1214822.8" calcext:value-type="float">
            <text:p>1,214,823</text:p>
          </table:table-cell>
          <table:table-cell table:style-name="ce3" office:value-type="float" office:value="44" calcext:value-type="float">
            <text:p>44</text:p>
          </table:table-cell>
          <table:table-cell table:style-name="ce5" office:value-type="float" office:value="55860.8" calcext:value-type="float">
            <text:p>55,861</text:p>
          </table:table-cell>
          <table:table-cell table:style-name="ce3" office:value-type="string" calcext:value-type="string">
            <text:p>--</text:p>
          </table:table-cell>
          <table:table-cell table:style-name="ce5" office:value-type="string" calcext:value-type="string">
            <text:p>--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 office:value-type="float" office:value="1311000" calcext:value-type="float">
            <text:p>1,311,00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style-name="Default" table:formula="of:=NA()" office:value-type="string" office:string-value="" calcext:value-type="error">
            <text:p>#N/A</text:p>
          </table:table-cell>
        </table:table-row>
        <table:table-row table:style-name="ro2" table:number-rows-repeated="104852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s Lindenthal</meta:initial-creator>
    <meta:creation-date>2024-01-23T15:27:41.393825702</meta:creation-date>
    <dc:date>2024-01-25T10:20:47.421816376</dc:date>
    <dc:creator>Thies Lindenthal</dc:creator>
    <meta:editing-duration>P1DT18H12M</meta:editing-duration>
    <meta:editing-cycles>2</meta:editing-cycles>
    <meta:generator>LibreOffice/7.6.3.2$Linux_X86_64 LibreOffice_project/4fe86607b5ac922e55f140471fda9b60bdaa980d</meta:generator>
    <meta:document-statistic meta:table-count="1" meta:cell-count="4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67cm" svg:height="7.013cm" xlink:href=".." xlink:type="simple" chart:class="chart:bar" chart:style-name="ch1">
        <chart:legend chart:legend-position="bottom" svg:x="2.094cm" svg:y="6.414cm" style:legend-expansion="wide" chart:style-name="ch2"/>
        <chart:plot-area chart:style-name="ch3" table:cell-range-address="Sheet1.A1:Sheet1.A54 Sheet1.D1:Sheet1.D54 Sheet1.F1:Sheet1.F54 Sheet1.H1:Sheet1.H54" chart:data-source-has-labels="both" svg:x="1.26cm" svg:y="0.14cm" svg:width="10.958cm" svg:height="5.95cm">
          <chart:coordinate-region svg:x="2.067cm" svg:y="0.339cm" svg:width="10.151cm" svg:height="4.697cm"/>
          <chart:axis chart:dimension="x" chart:name="primary-x" chart:style-name="ch4" chartooo:axis-type="auto">
            <chartooo:date-scale/>
            <chart:categories table:cell-range-address="Sheet1.A2:Sheet1.A54"/>
          </chart:axis>
          <chart:axis chart:dimension="y" chart:name="primary-y" chart:style-name="ch5">
            <chart:title svg:x="0.451cm" svg:y="4.403cm" chart:style-name="ch6">
              <text:p>Number of REITs</text:p>
            </chart:title>
            <chart:grid chart:style-name="ch7" chart:class="major"/>
          </chart:axis>
          <chart:series chart:style-name="ch8" chart:values-cell-range-address="Sheet1.D2:Sheet1.D54" chart:label-cell-address="Sheet1.D1:Sheet1.D1" chart:class="chart:bar">
            <chart:data-point chart:repeated="53"/>
          </chart:series>
          <chart:series chart:style-name="ch9" chart:values-cell-range-address="Sheet1.F2:Sheet1.F54" chart:label-cell-address="Sheet1.F1:Sheet1.F1" chart:class="chart:bar">
            <chart:data-point chart:repeated="53"/>
          </chart:series>
          <chart:series chart:style-name="ch10" chart:values-cell-range-address="Sheet1.H2:Sheet1.H54" chart:label-cell-address="Sheet1.H1:Sheet1.H1" chart:class="chart:bar"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ty REITs</text:p>
                <draw:g>
                  <svg:desc>Sheet1.D1:Sheet1.D1</svg:desc>
                </draw:g>
              </table:table-cell>
              <table:table-cell office:value-type="string">
                <text:p>Mortgage REITs</text:p>
                <draw:g>
                  <svg:desc>Sheet1.F1:Sheet1.F1</svg:desc>
                </draw:g>
              </table:table-cell>
              <table:table-cell office:value-type="string">
                <text:p>Hybrid REIT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971">
                <text:p>1971</text:p>
                <draw:g>
                  <svg:desc>Sheet1.A2:Sheet1.A54</svg:desc>
                </draw:g>
              </table:table-cell>
              <table:table-cell office:value-type="float" office:value="12">
                <text:p>12</text:p>
                <draw:g>
                  <svg:desc>Sheet1.D2:Sheet1.D54</svg:desc>
                </draw:g>
              </table:table-cell>
              <table:table-cell office:value-type="float" office:value="12">
                <text:p>12</text:p>
                <draw:g>
                  <svg:desc>Sheet1.F2:Sheet1.F54</svg:desc>
                </draw:g>
              </table:table-cell>
              <table:table-cell office:value-type="float" office:value="10">
                <text:p>10</text:p>
                <draw:g>
                  <svg:desc>Sheet1.H2:Sheet1.H54</svg:desc>
                </draw:g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5">
                <text:p>135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75">
                <text:p>17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6">
                <text:p>176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7">
                <text:p>16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">
                <text:p>158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51">
                <text:p>15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49">
                <text:p>14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4">
                <text:p>14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2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39">
                <text:p>13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61">
                <text:p>16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77">
                <text:p>17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2">
                <text:p>18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4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81">
                <text:p>18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86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79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82">
                <text:p>18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75">
                <text:p>17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2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